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style:font-name="Cantarell" fo:font-size="15pt" fo:font-weight="bold" style:font-size-asian="15pt" style:font-weight-asian="bold" style:font-size-complex="15pt" style:font-weight-complex="bold"/>
    </style:style>
    <style:style style:name="P2" style:family="paragraph" style:parent-style-name="Standard">
      <style:paragraph-properties fo:line-height="100%"/>
      <style:text-properties fo:font-variant="normal" fo:text-transform="none" fo:color="#222222" style:font-name="Cantarell" fo:font-size="14pt" fo:letter-spacing="normal" fo:font-style="normal" fo:font-weight="normal" style:font-size-asian="14pt" style:font-size-complex="14pt"/>
    </style:style>
    <style:style style:name="P3" style:family="paragraph" style:parent-style-name="Standard" style:list-style-name="L2">
      <style:paragraph-properties fo:line-height="100%"/>
      <style:text-properties style:font-name="Cantarell" fo:font-size="14pt" style:font-size-asian="14pt" style:font-size-complex="14pt"/>
    </style:style>
    <style:style style:name="P4" style:family="paragraph" style:parent-style-name="Standard" style:list-style-name="L1">
      <style:paragraph-properties fo:line-height="100%"/>
      <style:text-properties style:font-name="Cantarell" fo:font-size="14pt" fo:font-weight="bold" style:font-size-asian="14pt" style:font-weight-asian="bold" style:font-size-complex="14pt" style:font-weight-complex="bold"/>
    </style:style>
    <style:style style:name="P5" style:family="paragraph" style:parent-style-name="Standard" style:list-style-name="L2">
      <style:paragraph-properties fo:line-height="100%"/>
      <style:text-properties fo:font-variant="normal" fo:text-transform="none" fo:color="#222222" style:font-name="Cantarell" fo:font-size="14pt" fo:letter-spacing="normal" fo:font-style="normal" fo:font-weight="normal"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Work Report ( period 1.5.2015 to 31.5.2015) by RRU</text:p>
      <text:list xml:id="list1145973976" text:style-name="L1">
        <text:list-header>
          <text:p text:style-name="P4"/>
        </text:list-header>
      </text:list>
      <text:list xml:id="list1151797772" text:style-name="L2">
        <text:list-item>
          <text:list>
            <text:list-item>
              <text:list>
                <text:list-item>
                  <text:p text:style-name="P5">Worked on Online_v2 software. Implemented the E05 antenna servo queue. Fixed the bug in servo_queue.c &amp; python.c. </text:p>
                  <text:p text:style-name="P5"/>
                </text:list-item>
                <text:list-item>
                  <text:p text:style-name="P3">Started reading &amp; learning about advance operating system.</text:p>
                  <text:p text:style-name="P3"/>
                </text:list-item>
                <text:list-item>
                  <text:p text:style-name="P3">Attended the TANGO classes, open source EPICS alternative selected for SKA software development. Understood the core topology behind TANGO like CORBA &amp; ZeroMq. </text:p>
                  <text:p text:style-name="P3"/>
                </text:list-item>
                <text:list-item>
                  <text:p text:style-name="P5">Regularly attended the co-ordination, Online_v2 development &amp; plan meeting.</text:p>
                  <text:p text:style-name="P5"/>
                </text:list-item>
                <text:list-item>
                  <text:p text:style-name="P5">Started learning about ZeroMq networking library. Went through example codes to check how the sockets are connected, how one can write multi threaded program using ZeroMq library. Going through ZeroMQ library to note how to write Pair based/Node based TCP/IP applications. Understanding the ZeroMq cluster architecture &amp; Scaling to Multiple Clusters &amp; interconnecting multiple cluster as well as the ZeroMq advance reliable request-reply &amp; publish-subscribe architecture.</text:p>
                  <text:p text:style-name="P5"/>
                </text:list-item>
                <text:list-item>
                  <text:p text:style-name="P5">Saw the demo of remote rabbit programming module by Mr.Rahul Bhor, gave some suggestion related to initialization of rabbit program so that rabbit server can display correct date &amp; time.</text:p>
                  <text:p text:style-name="P5"/>
                </text:list-item>
                <text:list-item>
                  <text:p text:style-name="P5">Discussed with SNK/DBB shared memory structure in Online_v2 software.</text:p>
                </text:list-item>
              </text:list>
            </text:list-item>
          </text:list>
        </text:list-item>
      </text:list>
      <text:p text:style-name="P2"/>
      <text:list xml:id="list1708535853" text:continue-numbering="true" text:style-name="L2">
        <text:list-item>
          <text:list>
            <text:list-item>
              <text:list>
                <text:list-header>
                  <text:p text:style-name="P5"/>
                  <text:p text:style-name="P3"/>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4-04-30T17:26:34</meta:creation-date>
    <dc:date>2015-05-29T13:45:37</dc:date>
    <dc:creator>teleset </dc:creator>
    <meta:editing-duration>PT36M19S</meta:editing-duration>
    <meta:editing-cycles>30</meta:editing-cycles>
    <meta:generator>LibreOffice/3.4$Linux LibreOffice_project/340m1$Build-602</meta:generator>
    <meta:document-statistic meta:table-count="0" meta:image-count="0" meta:object-count="0" meta:page-count="1" meta:paragraph-count="8" meta:word-count="178" meta:character-count="1201" meta:non-whitespace-character-count="1032"/>
  </office:meta>
</office:document-meta>
</file>